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office:value-type="float" office:value="1349" calcext:value-type="float">
            <text:p>1349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acro</text:p>
          </table:table-cell>
          <table:table-cell office:value-type="float" office:value="9171" calcext:value-type="float">
            <text:p>9171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full auto</text:p>
          </table:table-cell>
          <table:table-cell office:value-type="float" office:value="22852" calcext:value-type="float">
            <text:p>2285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acro</text:p>
          </table:table-cell>
          <table:table-cell office:value-type="float" office:value="14312" calcext:value-type="float">
            <text:p>14312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5T14:39:51.982101019</dc:date>
    <dc:creator>Daniel Bruns</dc:creator>
    <meta:editing-duration>PT17H29M18S</meta:editing-duration>
    <meta:editing-cycles>6</meta:editing-cycles>
    <meta:generator>LibreOffice/4.1.3.2$Linux_X86_64 LibreOffice_project/410m0$Build-2</meta:generator>
    <meta:document-statistic meta:table-count="1" meta:cell-count="52" meta:object-count="0"/>
  </office:meta>
</office:document-meta>
</file>